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41" style:family="table">
      <style:table-properties style:width="16.104cm" fo:margin-left="0.46cm" fo:margin-right="0.436cm" table:align="margins" style:writing-mode="lr-tb"/>
    </style:style>
    <style:style style:name="Tabla141.A" style:family="table-column">
      <style:table-column-properties style:column-width="9.52cm" style:rel-column-width="38743*"/>
    </style:style>
    <style:style style:name="Tabla141.B" style:family="table-column">
      <style:table-column-properties style:column-width="6.585cm" style:rel-column-width="26792*"/>
    </style:style>
    <style:style style:name="Tabla141.1" style:family="table-row">
      <style:table-row-properties style:min-row-height="0.714cm" fo:keep-together="auto"/>
    </style:style>
    <style:style style:name="Tabla14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1.2" style:family="table-row">
      <style:table-row-properties fo:keep-together="auto"/>
    </style:style>
    <style:style style:name="Tabla141.3" style:family="table-row">
      <style:table-row-properties fo:keep-together="auto"/>
    </style:style>
    <style:style style:name="Tabla141.4" style:family="table-row">
      <style:table-row-properties fo:keep-together="auto"/>
    </style:style>
    <style:style style:name="Tabla141.5" style:family="table-row">
      <style:table-row-properties fo:keep-together="auto"/>
    </style:style>
    <style:style style:name="Tabla142" style:family="table">
      <style:table-properties style:width="16.184cm" fo:margin-left="0.381cm" fo:margin-right="0.436cm" table:align="margins" style:writing-mode="lr-tb"/>
    </style:style>
    <style:style style:name="Tabla142.A" style:family="table-column">
      <style:table-column-properties style:column-width="6.996cm" style:rel-column-width="28325*"/>
    </style:style>
    <style:style style:name="Tabla142.B" style:family="table-column">
      <style:table-column-properties style:column-width="9.188cm" style:rel-column-width="37210*"/>
    </style:style>
    <style:style style:name="Tabla142.1" style:family="table-row">
      <style:table-row-properties style:min-row-height="0.591cm" fo:keep-together="auto"/>
    </style:style>
    <style:style style:name="Tabla14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2.3" style:family="table-row">
      <style:table-row-properties fo:keep-together="auto"/>
    </style:style>
    <style:style style:name="Tabla142.4" style:family="table-row">
      <style:table-row-properties fo:keep-together="auto"/>
    </style:style>
    <style:style style:name="Tabla14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4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42.5" style:family="table-row">
      <style:table-row-properties fo:keep-together="auto"/>
    </style:style>
    <style:style style:name="Tabla143" style:family="table">
      <style:table-properties style:width="16.157cm" fo:margin-left="0.407cm" fo:margin-right="0.436cm" table:align="margins" style:writing-mode="lr-tb"/>
    </style:style>
    <style:style style:name="Tabla143.A" style:family="table-column">
      <style:table-column-properties style:column-width="16.157cm" style:rel-column-width="65535*"/>
    </style:style>
    <style:style style:name="Tabla143.1" style:family="table-row">
      <style:table-row-properties fo:keep-together="auto"/>
    </style:style>
    <style:style style:name="Tabla14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4" style:family="table">
      <style:table-properties style:width="16.184cm" fo:margin-left="0.381cm" fo:margin-right="0.436cm" table:align="margins" style:writing-mode="lr-tb"/>
    </style:style>
    <style:style style:name="Tabla144.A" style:family="table-column">
      <style:table-column-properties style:column-width="16.184cm" style:rel-column-width="65535*"/>
    </style:style>
    <style:style style:name="Tabla144.1" style:family="table-row">
      <style:table-row-properties fo:keep-together="auto"/>
    </style:style>
    <style:style style:name="Tabla14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5" style:family="table">
      <style:table-properties style:width="16.157cm" fo:margin-left="0.407cm" fo:margin-right="0.436cm" table:align="margins" style:writing-mode="lr-tb"/>
    </style:style>
    <style:style style:name="Tabla145.A" style:family="table-column">
      <style:table-column-properties style:column-width="16.157cm" style:rel-column-width="65535*"/>
    </style:style>
    <style:style style:name="Tabla145.1" style:family="table-row">
      <style:table-row-properties fo:keep-together="auto"/>
    </style:style>
    <style:style style:name="Tabla14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5.2" style:family="table-row">
      <style:table-row-properties style:min-row-height="0.288cm" fo:keep-together="auto"/>
    </style:style>
    <style:style style:name="Tabla14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style:snap-to-layout-grid="false"/>
      <style:text-properties officeooo:paragraph-rsid="00017658"/>
    </style:style>
    <style:style style:name="P2" style:family="paragraph" style:parent-style-name="Standard">
      <style:paragraph-properties style:snap-to-layout-grid="false"/>
      <style:text-properties fo:font-weight="bold" officeooo:paragraph-rsid="00017658" style:font-weight-asian="bold"/>
    </style:style>
    <style:style style:name="P3" style:family="paragraph" style:parent-style-name="Standard">
      <style:text-properties fo:font-weight="bold" officeooo:paragraph-rsid="00017658" style:font-weight-asian="bold"/>
    </style:style>
    <style:style style:name="P4" style:family="paragraph" style:parent-style-name="Standard">
      <style:paragraph-properties style:snap-to-layout-grid="false"/>
      <style:text-properties fo:font-weight="bold" officeooo:rsid="0002d8a2" officeooo:paragraph-rsid="0002d8a2" style:font-weight-asian="bold"/>
    </style:style>
    <style:style style:name="P5" style:family="paragraph" style:parent-style-name="Standard">
      <style:paragraph-properties style:snap-to-layout-grid="false"/>
      <style:text-properties officeooo:paragraph-rsid="00017658"/>
    </style:style>
    <style:style style:name="P6" style:family="paragraph" style:parent-style-name="Standard">
      <style:paragraph-properties style:snap-to-layout-grid="false"/>
      <style:text-properties officeooo:paragraph-rsid="0004875b"/>
    </style:style>
    <style:style style:name="P7" style:family="paragraph" style:parent-style-name="Standard">
      <style:paragraph-properties fo:text-align="justify" style:justify-single-word="false"/>
      <style:text-properties officeooo:paragraph-rsid="00017658"/>
    </style:style>
    <style:style style:name="P8" style:family="paragraph" style:parent-style-name="Standard">
      <style:text-properties officeooo:paragraph-rsid="00017658"/>
    </style:style>
    <style:style style:name="P9" style:family="paragraph" style:parent-style-name="Standard">
      <style:paragraph-properties style:snap-to-layout-grid="false"/>
      <style:text-properties style:font-name="arial"/>
    </style:style>
    <style:style style:name="P10" style:family="paragraph" style:parent-style-name="Standard" style:list-style-name="WW8Num8">
      <style:paragraph-properties>
        <style:tab-stops>
          <style:tab-stop style:position="1.663cm"/>
        </style:tab-stops>
      </style:paragraph-properties>
      <style:text-properties fo:color="#000000" style:font-name="arial" fo:font-weight="normal" officeooo:paragraph-rsid="0001ae8d" style:font-weight-asian="normal" style:font-weight-complex="normal"/>
    </style:style>
    <style:style style:name="P11" style:family="paragraph" style:parent-style-name="Standard" style:list-style-name="WW8Num8">
      <style:paragraph-properties>
        <style:tab-stops>
          <style:tab-stop style:position="1.663cm"/>
        </style:tab-stops>
      </style:paragraph-properties>
      <style:text-properties fo:color="#000000" style:font-name="arial" fo:font-weight="normal" officeooo:rsid="0001ae8d" officeooo:paragraph-rsid="0001ae8d" style:font-weight-asian="normal" style:font-weight-complex="normal"/>
    </style:style>
    <style:style style:name="P12" style:family="paragraph" style:parent-style-name="Standard">
      <style:paragraph-properties style:snap-to-layout-grid="false"/>
      <style:text-properties fo:font-weight="normal" officeooo:rsid="0002d8a2" officeooo:paragraph-rsid="0002d8a2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017658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arial"/>
    </style:style>
    <style:style style:name="P15" style:family="paragraph" style:parent-style-name="Standard" style:master-page-name="Standard">
      <style:paragraph-properties style:page-number="auto"/>
      <style:text-properties style:font-name="Book Antiqua" officeooo:paragraph-rsid="00017658"/>
    </style:style>
    <style:style style:name="T1" style:family="text">
      <style:text-properties officeooo:rsid="001f56d5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1ae8d" style:font-weight-asian="normal" style:font-weight-complex="normal"/>
    </style:style>
    <style:style style:name="T6" style:family="text">
      <style:text-properties style:use-window-font-color="true" style:font-name="Times New Roman"/>
    </style:style>
    <style:style style:name="T7" style:family="text">
      <style:text-properties fo:color="#000000" style:font-name="Times New Roman" fo:font-weight="bold" style:font-weight-asian="bold"/>
    </style:style>
    <style:style style:name="T8" style:family="text">
      <style:text-properties fo:color="#000000" style:font-name="arial" fo:font-weight="normal" officeooo:rsid="0001ae8d" style:font-weight-asian="normal" style:font-weight-complex="normal"/>
    </style:style>
    <style:style style:name="T9" style:family="text">
      <style:text-properties fo:color="#000000" style:font-name="arial" fo:font-weight="bold" officeooo:rsid="0001ae8d" style:font-weight-asian="bold" style:font-weight-complex="bold"/>
    </style:style>
    <style:style style:name="T10" style:family="text">
      <style:text-properties style:font-name="Times New Roman" fo:font-weight="bold" style:font-weight-asian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officeooo:rsid="0001ae8d"/>
    </style:style>
    <style:style style:name="T13" style:family="text">
      <style:text-properties officeooo:rsid="000487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41" table:style-name="Tabla141">
        <table:table-column table:style-name="Tabla141.A"/>
        <table:table-column table:style-name="Tabla141.B"/>
        <table:table-row table:style-name="Tabla141.1">
          <table:table-cell table:style-name="Tabla141.A1" office:value-type="string">
            <text:p text:style-name="P2">Nombre del Caso de Uso: AdministrarFase</text:p>
          </table:table-cell>
          <table:table-cell table:style-name="Tabla141.B1" office:value-type="string">
            <text:p text:style-name="P5"><text:span text:style-name="T2">Nro. de Caso de Uso:</text:span> <text:bookmark text:name="docs-internal-guid-c2da7839-c1cf-c79d-eeaf-a3a87f025954"/><text:span text:style-name="T11">MA_F_1</text:span></text:p>
          </table:table-cell>
        </table:table-row>
        <table:table-row table:style-name="Tabla141.2">
          <table:table-cell table:style-name="Tabla141.B1" table:number-columns-spanned="2" office:value-type="string">
            <text:p text:style-name="P5"><text:span text:style-name="T2">Actor Principal:</text:span> Usuario miembro del proyecto.</text:p>
          </table:table-cell>
          <table:covered-table-cell/>
        </table:table-row>
        <table:table-row table:style-name="Tabla141.3">
          <table:table-cell table:style-name="Tabla141.B1" table:number-columns-spanned="2" office:value-type="string">
            <text:p text:style-name="P5"><text:span text:style-name="T2">Objetivo: </text:span><text:span text:style-name="T4">Gestionar las fases.</text:span></text:p>
          </table:table-cell>
          <table:covered-table-cell/>
        </table:table-row>
        <table:table-row table:style-name="Tabla141.4">
          <table:table-cell table:style-name="Tabla141.B1" table:number-columns-spanned="2" office:value-type="string">
            <text:p text:style-name="P5"><text:span text:style-name="T2">Pre-condiciones:</text:span> <text:span text:style-name="UC_5f_NormalAzul_20_Car"><text:span text:style-name="T6">El usuario debe tener un rol con permisos para efectuar la operación.</text:span></text:span></text:p>
          </table:table-cell>
          <table:covered-table-cell/>
        </table:table-row>
        <table:table-row table:style-name="Tabla141.5">
          <table:table-cell table:style-name="Tabla141.B1" table:number-columns-spanned="2" office:value-type="string">
            <text:p text:style-name="P2">Post- Condiciones: <text:span text:style-name="T5">Ninguna.</text:span></text:p>
          </table:table-cell>
          <table:covered-table-cell/>
        </table:table-row>
      </table:table>
      <text:p text:style-name="P3"/>
      <text:p text:style-name="P3">Diagramas de casos de uso relacionados: Fase</text:p>
      <text:p text:style-name="P3"/>
      <table:table table:name="Tabla142" table:style-name="Tabla142">
        <table:table-column table:style-name="Tabla142.A"/>
        <table:table-column table:style-name="Tabla142.B"/>
        <table:table-row table:style-name="Tabla142.1">
          <table:table-cell table:style-name="Tabla142.A1" table:number-columns-spanned="2" office:value-type="string">
            <text:p text:style-name="P1"><text:span text:style-name="T7">CURSO NORMAL (Camino Exitoso)</text:span><text:span text:style-name="T10"> </text:span></text:p>
            <text:p text:style-name="P3"/>
          </table:table-cell>
          <table:covered-table-cell/>
        </table:table-row>
        <table:table-row table:style-name="Tabla142.1">
          <table:table-cell table:style-name="Tabla142.A2" office:value-type="string">
            <text:p text:style-name="P2">Usuario</text:p>
          </table:table-cell>
          <table:table-cell table:style-name="Tabla142.A1" office:value-type="string">
            <text:p text:style-name="P2">Sistema</text:p>
          </table:table-cell>
        </table:table-row>
        <table:table-row table:style-name="Tabla142.3">
          <table:table-cell table:style-name="Tabla142.A2" office:value-type="string">
            <text:p text:style-name="P5"/>
          </table:table-cell>
          <table:table-cell table:style-name="Tabla142.A1" office:value-type="string">
            <text:p text:style-name="P13">1. El sistema despliega una página con la lista de las <text:span text:style-name="T1">F</text:span>ases asociadas al proyecto, y las opciones <text:span text:style-name="T12">Ver Detalles, C</text:span>rear, <text:span text:style-name="T1">M</text:span>odificar, <text:span text:style-name="T1">Intercambiar</text:span>, <text:span text:style-name="T1">E</text:span>liminar, <text:span text:style-name="T1">F</text:span>inalizar, <text:s/>y además de la opción de <text:span text:style-name="T1">S</text:span>alir.</text:p>
          </table:table-cell>
        </table:table-row>
        <table:table-row table:style-name="Tabla142.4">
          <table:table-cell table:style-name="Tabla142.A4" office:value-type="string">
            <text:p text:style-name="P14">2. El Administrador de Usuario selecciona una fase de la lista y presiona el botón que desea de acuerdo a su intención. (Ver alternativa A<text:span text:style-name="T12">1</text:span>)</text:p>
          </table:table-cell>
          <table:table-cell table:style-name="Tabla142.B4" office:value-type="string">
            <text:p text:style-name="P9"/>
          </table:table-cell>
        </table:table-row>
        <table:table-row table:style-name="Tabla142.5">
          <table:table-cell table:style-name="Tabla142.A4" office:value-type="string">
            <text:p text:style-name="P14"/>
          </table:table-cell>
          <table:table-cell table:style-name="Tabla142.B4" office:value-type="string">
            <text:p text:style-name="P9">3. Extiende el caso de uso correspondiente de acuerdo al botón presionado por al Administrador de Usuario (ver alternativa A<text:span text:style-name="T12">1</text:span>). </text:p>
          </table:table-cell>
        </table:table-row>
      </table:table>
      <text:p text:style-name="P7"/>
      <text:p text:style-name="P7"/>
      <table:table table:name="Tabla143" table:style-name="Tabla143">
        <table:table-column table:style-name="Tabla143.A"/>
        <table:table-row table:style-name="Tabla143.1">
          <table:table-cell table:style-name="Tabla143.A1" office:value-type="string">
            <text:p text:style-name="P2">ALTERNATIVAS (Camino exitoso)</text:p>
          </table:table-cell>
        </table:table-row>
        <table:table-row table:style-name="Tabla143.1">
          <table:table-cell table:style-name="Tabla143.A1" office:value-type="string">
            <text:p text:style-name="Standard">A1. Opciones de botones de Usuario con Fases: </text:p>
            <text:list xml:id="list4160725351211908442" text:style-name="WW8Num8">
              <text:list-header>
                <text:p text:style-name="P10"><text:span text:style-name="T12">Si el usuario presiona el botón: </text:span></text:p>
                <text:p text:style-name="P11">A1.1 Crear Fase: Ver CU <text:span text:style-name="T3">CrearFase</text:span></text:p>
                <text:p text:style-name="P11">A1.2 Ver detalles: Ver CU <text:span text:style-name="T3">MostrarFase</text:span></text:p>
                <text:p text:style-name="P11">A1.3 Modificar: Ver CU <text:span text:style-name="T3">ModificarFase</text:span></text:p>
                <text:p text:style-name="P11">A1.4 Intercambiar: Ver CU <text:span text:style-name="T3">IntercambiarFase</text:span></text:p>
                <text:p text:style-name="P11">A1.5 Eliminar: Ver CU <text:span text:style-name="T3">EliminarFase</text:span></text:p>
                <text:p text:style-name="P11">A1.6 Finalizar: Ver CU <text:span text:style-name="T3">FinalizarFase</text:span></text:p>
                <text:p text:style-name="P11">A1.7 Salir: Se vuelve a la pantalla de administración de proyectos. Ver CU <text:span text:style-name="T3">AdministrarProyectos</text:span>.</text:p>
              </text:list-header>
            </text:list>
          </table:table-cell>
        </table:table-row>
      </table:table>
      <text:p text:style-name="P8"/>
      <table:table table:name="Tabla144" table:style-name="Tabla144">
        <table:table-column table:style-name="Tabla144.A"/>
        <table:table-row table:style-name="Tabla144.1">
          <table:table-cell table:style-name="Tabla144.A1" office:value-type="string">
            <text:p text:style-name="P2">EXCEPCIONES</text:p>
          </table:table-cell>
        </table:table-row>
        <table:table-row table:style-name="Tabla144.1">
          <table:table-cell table:style-name="Tabla144.A1" office:value-type="string">
            <text:p text:style-name="P4">E1. Fase no seleccionada</text:p>
            <text:p text:style-name="P12">En 2, se muestra un error cuando se intenta realizar una operación sin haber seleccionado previamente una fase.</text:p>
          </table:table-cell>
        </table:table-row>
      </table:table>
      <text:p text:style-name="P8"/>
      <text:p text:style-name="P8"/>
      <table:table table:name="Tabla145" table:style-name="Tabla145">
        <table:table-column table:style-name="Tabla145.A"/>
        <table:table-row table:style-name="Tabla145.1">
          <table:table-cell table:style-name="Tabla145.A1" office:value-type="string">
            <text:p text:style-name="P6">Asociaciones de Extensión: <text:span text:style-name="T8">CrearFase, MostrarFase, ModificarFase, IntercambiarFase, EliminarFase, FinalizarFase, AdministrarProyectos</text:span></text:p>
          </table:table-cell>
        </table:table-row>
        <table:table-row table:style-name="Tabla145.2">
          <table:table-cell table:style-name="Tabla145.A1" office:value-type="string">
            <text:p text:style-name="P5">Asociaciones de Inclusión: </text:p>
          </table:table-cell>
        </table:table-row>
        <table:table-row table:style-name="Tabla145.1">
          <table:table-cell table:style-name="Tabla145.A1" office:value-type="string">
            <text:p text:style-name="P5">Casos de Uso donde se incluye: </text:p>
          </table:table-cell>
        </table:table-row>
        <table:table-row table:style-name="Tabla145.1">
          <table:table-cell table:style-name="Tabla145.A1" office:value-type="string">
            <text:p text:style-name="P5">Casos de Uso al que extiende: </text:p>
          </table:table-cell>
        </table:table-row>
        <table:table-row table:style-name="Tabla145.1">
          <table:table-cell table:style-name="Tabla145.A1" office:value-type="string">
            <text:p text:style-name="P5">Caso de Uso de Generalización: </text:p>
          </table:table-cell>
        </table:table-row>
        <table:table-row table:style-name="Tabla145.1">
          <table:table-cell table:style-name="Tabla145.A6" office:value-type="string">
            <text:p text:style-name="P5">Requerimientos Funcionales Asociados: <text:span text:style-name="T13">72-96</text:span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5:15:53.684000000</meta:creation-date>
    <dc:date>2014-03-14T15:41:04.921000000</dc:date>
    <meta:editing-duration>PT23M27S</meta:editing-duration>
    <meta:editing-cycles>4</meta:editing-cycles>
    <meta:generator>LibreOffice/4.2.1.1$Windows_x86 LibreOffice_project/d7dbbd7842e6a58b0f521599204e827654e1fb8b</meta:generator>
    <meta:document-statistic meta:table-count="5" meta:image-count="0" meta:object-count="0" meta:page-count="2" meta:paragraph-count="32" meta:word-count="248" meta:character-count="1672" meta:non-whitespace-character-count="1447"/>
  </office:meta>
</office:document-meta>
</file>